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text-align="justify" style:justify-single-word="false" style:page-number="1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span text:style-name="T1">Biogram:</text:span></text:p>
      <text:p text:style-name="P1"/>
      <text:p text:style-name="P3"><text:span text:style-name="T1">Marcela Palas</text:span><text:span text:style-name="T2"> urodziła się, wychowała i mieszka w Krakowie. Jej dzieciństwo przypadło na lata 90-te, dzięki czemu miała szczęście spędzić je beztrosko pośród rówieśników na zabawach pod przysłowiowym blokiem oraz zaczytując się wszystkim, co wpadło jej w ręce. Studiowała na Wydziale Filozoficznym Uniwersytetu Jagiellońskiego na kulturoznawczym kierunku Porównawcze Studia Cywilizacji. Po ukończeniu studiów przez kilka lat pracowała w branży zajmującej się sprzedażą i wynajmem nieruchomości. Aktualnie zajmuje się dzieleniem czasu pomiędzy wychowaniem dwójki małych urwisów, Eryka i Olafa, oraz twórczym pisaniem. </text:span></text:p>
      <text:p text:style-name="P2"/>
      <text:p text:style-name="P3"><text:span text:style-name="T2">Prywatnie – pasjonatka literatury i popkultury, o zacięciu kolekcjonerskim. Wraz z mężem metodycznie powiększa księgozbiór literatury fantasy i sci-fi, kolekcję ponad kilkuset komiksów i figurek Funko Pop. W wolnych chwilach uwielbia rodzinne rywalizacje w grach planszowych oraz wycieczki poza miasto. </text:span><text:span text:style-name="T3">Wilcza Paproć</text:span><text:span text:style-name="T2"> jest jej debiutem literackim. 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127" meta:character-count="972" meta:non-whitespace-character-count="845"/>
    <meta:generator>LibreOfficeDev/6.0.5.2$Linux_X86_64 LibreOffice_project/</meta:generator>
  </office:meta>
</office:document-meta>
</file>